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3" style:family="paragraph" style:parent-style-name="Standard">
      <style:text-properties fo:font-weight="normal" officeooo:rsid="0072926f" officeooo:paragraph-rsid="0072926f" style:font-weight-asian="normal" style:font-weight-complex="normal"/>
    </style:style>
    <style:style style:name="P4" style:family="paragraph" style:parent-style-name="Standard" style:list-style-name="L18">
      <style:text-properties fo:font-weight="bold" officeooo:rsid="00788698" officeooo:paragraph-rsid="00788698" style:font-weight-asian="bold" style:font-weight-complex="bold"/>
    </style:style>
    <style:style style:name="P5" style:family="paragraph" style:parent-style-name="Standard" style:list-style-name="L2">
      <style:text-properties officeooo:rsid="0072926f" officeooo:paragraph-rsid="0072926f"/>
    </style:style>
    <style:style style:name="P6" style:family="paragraph" style:parent-style-name="Standard" style:list-style-name="L3">
      <style:text-properties officeooo:paragraph-rsid="0075eb08"/>
    </style:style>
    <style:style style:name="P7" style:family="paragraph" style:parent-style-name="Standard" style:list-style-name="L3">
      <style:text-properties officeooo:rsid="0074b04a" officeooo:paragraph-rsid="0074b04a"/>
    </style:style>
    <style:style style:name="P8" style:family="paragraph" style:parent-style-name="Standard">
      <style:text-properties fo:font-weight="normal" officeooo:rsid="0072926f" officeooo:paragraph-rsid="00765581" style:font-weight-asian="normal" style:font-weight-complex="normal"/>
    </style:style>
    <style:style style:name="P9" style:family="paragraph" style:parent-style-name="Standard" style:list-style-name="L18">
      <style:text-properties officeooo:paragraph-rsid="0075eb08"/>
    </style:style>
    <style:style style:name="P10" style:family="paragraph" style:parent-style-name="Standard" style:list-style-name="L20">
      <style:text-properties officeooo:paragraph-rsid="0072926f"/>
    </style:style>
    <style:style style:name="P11" style:family="paragraph" style:parent-style-name="Standard">
      <style:text-properties officeooo:rsid="0011f07f" officeooo:paragraph-rsid="0011f07f"/>
    </style:style>
    <style:style style:name="P12" style:family="paragraph" style:parent-style-name="Standard" style:list-style-name="L18">
      <style:text-properties officeooo:rsid="00788698" officeooo:paragraph-rsid="00788698"/>
    </style:style>
    <style:style style:name="P13" style:family="paragraph" style:parent-style-name="Standard" style:list-style-name="L21">
      <style:text-properties officeooo:rsid="00788698" officeooo:paragraph-rsid="0078869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5eb08" style:font-weight-asian="normal" style:font-weight-complex="normal"/>
    </style:style>
    <style:style style:name="T3" style:family="text">
      <style:text-properties fo:font-weight="normal" officeooo:rsid="007d2fa8" style:font-weight-asian="normal" style:font-weight-complex="normal"/>
    </style:style>
    <style:style style:name="T4" style:family="text">
      <style:text-properties officeooo:rsid="0072926f"/>
    </style:style>
    <style:style style:name="T5" style:family="text">
      <style:text-properties officeooo:rsid="00740311"/>
    </style:style>
    <style:style style:name="T6" style:family="text">
      <style:text-properties fo:font-weight="bold" officeooo:rsid="0072926f" style:font-weight-asian="bold" style:font-weight-complex="bold"/>
    </style:style>
    <style:style style:name="T7" style:family="text">
      <style:text-properties officeooo:rsid="0075eb08"/>
    </style:style>
    <style:style style:name="T8" style:family="text">
      <style:text-properties officeooo:rsid="0074b04a"/>
    </style:style>
    <style:style style:name="T9" style:family="text">
      <style:text-properties officeooo:rsid="007886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rador de cenários de teste <text:span text:style-name="T4">– Pesos e comportamentos</text:span></text:p>
      <text:p text:style-name="P2"/>
      <text:p text:style-name="P8"><text:tab/>Este documento possui como objetivo levantar o peso e o comportamento esperado ao inserir determinados nodes em um fluxograma.</text:p>
      <text:p text:style-name="P8"><text:line-break/><text:tab/>Por pesos, <text:span text:style-name="T7">refere-se</text:span> a uma expressão <text:span text:style-name="T7">matemática</text:span> simples que demostre a alteração da quantidade de cenários de teste possíveis de um fluxograma.</text:p>
      <text:p text:style-name="P8"/>
      <text:p text:style-name="P3"><text:tab/>Por comportamentos, a tradução linguística efetiva de um peso. Por exemplo, um peso 2*<text:span text:style-name="T5">P</text:span> possui comportamento de “dobrar o numero de fluxos possiveis”.</text:p>
      <text:p text:style-name="P1"/>
      <text:list xml:id="list3837300221" text:style-name="L20">
        <text:list-item>
          <text:p text:style-name="P10"><text:span text:style-name="T6">SwitchNode</text:span></text:p>
        </text:list-item>
      </text:list>
      <text:p text:style-name="P11"/>
      <text:list xml:id="list332160860" text:style-name="L2">
        <text:list-item>
          <text:p text:style-name="P5">Node que possibili<text:span text:style-name="T5">ta tomar decisão e desviar o fluxo para N caminhos possíveis.</text:span></text:p>
        </text:list-item>
      </text:list>
      <text:list xml:id="list747557513" text:style-name="L3">
        <text:list-item>
          <text:p text:style-name="P7">Peso: P<text:span text:style-name="T9">eso</text:span> <text:span text:style-name="T9">atual <text:s/>+ 1 </text:span></text:p>
        </text:list-item>
        <text:list-item>
          <text:p text:style-name="P6"><text:span text:style-name="T8">Comportamento: </text:span><text:span text:style-name="T2">Aumenta em 1 a possibilidade de cenários possíveis.</text:span></text:p>
        </text:list-item>
      </text:list>
      <text:list xml:id="list1412408467" text:style-name="L18">
        <text:list-header>
          <text:p text:style-name="P9"><text:span text:style-name="T2"/></text:p>
        </text:list-header>
        <text:list-item>
          <text:p text:style-name="P4"><text:span text:style-name="T7">P</text:span>reconditionsNode</text:p>
          <text:p text:style-name="P12"><text:span text:style-name="T1"/></text:p>
        </text:list-item>
      </text:list>
      <text:list xml:id="list3191503561" text:style-name="L21">
        <text:list-item>
          <text:p text:style-name="P13"><text:span text:style-name="T1">Node que define precondições que deverão ser testadas.</text:span></text:p>
        </text:list-item>
        <text:list-item>
          <text:p text:style-name="P13"><text:span text:style-name="T1">Peso: Peso atual * Numero de Precondições.</text:span></text:p>
        </text:list-item>
        <text:list-item>
          <text:p text:style-name="P13"><text:span text:style-name="T1">Comportamento: Multiplica </text:span><text:span text:style-name="T3">a possibilidade de cenários possíveis </text:span><text:span text:style-name="T1">pelo número de precondiçõ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0:55:13.994242163</meta:creation-date>
    <meta:editing-duration>P2DT22H46M36S</meta:editing-duration>
    <meta:editing-cycles>8</meta:editing-cycles>
    <meta:generator>LibreOffice/5.3.6.1$Linux_X86_64 LibreOffice_project/30$Build-1</meta:generator>
    <dc:date>2020-06-23T12:21:43.137043411</dc:date>
    <meta:document-statistic meta:table-count="0" meta:image-count="0" meta:object-count="0" meta:page-count="1" meta:paragraph-count="12" meta:word-count="135" meta:character-count="868" meta:non-whitespace-character-count="746"/>
  </office:meta>
</office:document-meta>
</file>